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1in" fo:margin-right="0in" fo:text-indent="-0.25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r9zpjvlk8chg"/>Tutorial 2 - Creating an enemy</text:p>
      <text:list xml:id="list2786663631" text:style-name="WWNum3">
        <text:list-item>
          <text:p text:style-name="P1">Create a new capsule object and put it anywhere in your world and name it enemy</text:p>
        </text:list-item>
        <text:list-item>
          <text:p text:style-name="P1">Create a blank object named “Gun” inside of the enemy capsule and move it to the head or chest (wherever you want to shoot from)</text:p>
        </text:list-item>
        <text:list-item>
          <text:p text:style-name="P1">Create a 3d object cube or sphere and place it inside of the enemy capsule, name it “Bullet”</text:p>
        </text:list-item>
        <text:list-item>
          <text:p text:style-name="P1">Enable “Is Trigger” in the properties of the Bullet’s Box Collider component</text:p>
        </text:list-item>
        <text:list-item>
          <text:p text:style-name="P1">Add a rigidbody to the Bullet and disable Use Gravity and Is Kinematic</text:p>
        </text:list-item>
        <text:list-item>
          <text:p text:style-name="P1">Create a new C# script named “BulletScript” and drag it into the Bullet object to make it a component</text:p>
        </text:list-item>
        <text:list-item>
          <text:p text:style-name="P1">Use the function “private void OnTriggerEnter(Collider hit)” to run code every time the bullet is touched by something</text:p>
        </text:list-item>
        <text:list-item>
          <text:p text:style-name="P1">Create a condition inside of the function “if (hit.tag == “Player”)” to make sure the bullet is only registering hitting a player.</text:p>
        </text:list-item>
        <text:list-item>
          <text:p text:style-name="P1">For me, I made the bullet an instant-death bullet that closes the game when you get hit so the code for that would be Application.Quit(), however to do a lives system it would be:</text:p>
        </text:list-item>
      </text:list>
      <text:list xml:id="list2717812113" text:style-name="WWNum2">
        <text:list-item>
          <text:p text:style-name="P3">Create a public int called Health in the player</text:p>
        </text:list-item>
        <text:list-item>
          <text:p text:style-name="P3">In the bullet script do hit.GameObject.GetComponent&lt;CharacterScript&gt;.Health -= 1</text:p>
        </text:list-item>
        <text:list-item>
          <text:p text:style-name="P3">Check if the player’s health is 0 using a condition “if (hit.GameObject.GetComponent&lt;CharacterScript&gt;.Health == 0” and then do Application.Quit below it</text:p>
        </text:list-item>
      </text:list>
      <text:list xml:id="list13218852" text:style-name="WWNum1">
        <text:list-item>
          <text:p text:style-name="P2">Afterwards, create a new C# script named EnemyScript and attach it to the Enemy object</text:p>
        </text:list-item>
        <text:list-item>
          <text:p text:style-name="P2">Assign 3 public GameObject variables for Bullet, Target and Gun</text:p>
        </text:list-item>
        <text:list-item>
          <text:p text:style-name="P2">Go back into the Hierarchy and drag the Bullet and Gun into the script’s slot after saving it</text:p>
        </text:list-item>
        <text:list-item>
          <text:p text:style-name="P2">Drag the player model into the script for the “Target” variable</text:p>
        </text:list-item>
        <text:list-item>
          <text:p text:style-name="P2">Create a private GameObject for CurrentBullet</text:p>
        </text:list-item>
        <text:list-item>
          <text:p text:style-name="P2">Create a private Vector3 for the Direction between the enemy and the player</text:p>
        </text:list-item>
        <text:list-item>
          <text:p text:style-name="P2">Create a function using void Shoot()</text:p>
        </text:list-item>
        <text:list-item>
          <text:p text:style-name="P2">Inside the function use the calculation (endposition - startposition) to get the midpoint between both the player and enemy</text:p>
        </text:list-item>
        <text:list-item>
          <text:p text:style-name="P2">Use Vector3.Normalize(Direction) to normalize the vector creating a length of 1, this is the direction a bullet must be fired relative to the enemy to make sure it hits the player</text:p>
        </text:list-item>
        <text:list-item>
          <text:p text:style-name="P2">CurrentBullet = Instantiate(Bullet, Gun.transform.position, Quaternion.identity) use this line to create a new bullet and place it where the gun is</text:p>
        </text:list-item>
        <text:list-item>
          <text:p text:style-name="P2">Use transform.LookAt(Target.transform) to make sure the bullet faces the player</text:p>
        </text:list-item>
        <text:list-item>
          <text:p text:style-name="P2">If you disabled the bullets Mesh Renderer at any point use the code “ CurrentBullet.GetComponent&lt;MeshRenderer&gt;().enabled = true;” to re-enable it</text:p>
        </text:list-item>
        <text:list-item>
          <text:p text:style-name="P2"><text:soft-page-break/>GetComponent the RigidBody inside of the CurrentBullet and AddForce(Direction * 1000.0f, ForceMode.Force) to make the bullet fire at the player (scale up the 1000.0f if you want it to be faster)</text:p>
        </text:list-item>
        <text:list-item>
          <text:p text:style-name="P2">StartCoroutine(BreakBullet(CurrentBullet));</text:p>
        </text:list-item>
        <text:list-item>
          <text:p text:style-name="P2">Invoke("Shoot", 1.0f);</text:p>
        </text:list-item>
        <text:list-item>
          <text:p text:style-name="P2">Finish off the function with those 2 lines above to make sure that the shoot function repeats itself and that the bullets disappear after a while to avoid performance issues</text:p>
        </text:list-item>
        <text:list-item>
          <text:p text:style-name="P2">Below that, create an IEnumerator named BreakBullet like this “IEnumerator BreakBullet(GameObject Bullet)”</text:p>
        </text:list-item>
        <text:list-item>
          <text:p text:style-name="P2">Inside of the IEnumerator do yield return new WaitForSeconds(5f), change the 5 to however long you wish to wait for the bullet to despawn</text:p>
        </text:list-item>
        <text:list-item>
          <text:p text:style-name="P2">Below that just do Destroy(Bullet) to delete it from the game</text:p>
        </text:list-item>
        <text:list-item>
          <text:p text:style-name="P2">Inside of void Start() just do “Invoke(“Shoot”, 4.0f)” to make sure the bullets start firing</text:p>
        </text:list-item>
      </text:list>
      <text:p text:style-name="Standard"/>
      <text:p text:style-name="Standard">This is all that is needed to create a stationary but functional enemy with good accu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Justin Brigg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575" meta:character-count="3382" meta:non-whitespace-character-count="2874"/>
    <meta:generator>LibreOfficeDev/6.0.5.2$Linux_X86_64 LibreOffice_project/</meta:generator>
  </office:meta>
</office:document-meta>
</file>